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4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force</text:p>
          </table:table-cell>
          <table:table-cell office:value-type="float" office:value="5">
            <text:p>5</text:p>
          </table:table-cell>
          <table:table-cell table:number-columns-repeated="4"/>
          <table:table-cell/>
          <table:table-cell table:formula="of:=[.B1]+[.C1]+[.D1]+[.E1]+[.F1]" office:value-type="float" office:value="5">
            <text:p>5</text:p>
          </table:table-cell>
          <table:table-cell table:formula="of:=[.H1]+([.H1]/2)" office:value-type="float" office:value="7.5">
            <text:p>7,5</text:p>
          </table:table-cell>
          <table:table-cell table:formula="of:=[.H1]*2" office:value-type="float" office:value="10">
            <text:p>10</text:p>
          </table:table-cell>
        </table:table-row>
        <table:table-row table:style-name="ro2">
          <table:table-cell office:value-type="string">
            <text:p>agilite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table:formula="of:=[.B2]+[.C2]+[.D2]+[.E2]+[.F2]" office:value-type="float" office:value="32">
            <text:p>32</text:p>
          </table:table-cell>
          <table:table-cell table:formula="of:=[.H2]+([.H2]/2)" office:value-type="float" office:value="48">
            <text:p>48</text:p>
          </table:table-cell>
          <table:table-cell table:formula="of:=[.H2]*2" office:value-type="float" office:value="64">
            <text:p>64</text:p>
          </table:table-cell>
        </table:table-row>
        <table:table-row table:style-name="ro1">
          <table:table-cell office:value-type="string">
            <text:p>endurance</text:p>
          </table:table-cell>
          <table:table-cell office:value-type="float" office:value="5">
            <text:p>5</text:p>
          </table:table-cell>
          <table:table-cell table:number-columns-repeated="4"/>
          <table:table-cell/>
          <table:table-cell table:formula="of:=[.B3]+[.C3]+[.D3]+[.E3]+[.F3]" office:value-type="float" office:value="5">
            <text:p>5</text:p>
          </table:table-cell>
          <table:table-cell table:formula="of:=[.H3]+([.H3]/2)" office:value-type="float" office:value="7.5">
            <text:p>7,5</text:p>
          </table:table-cell>
          <table:table-cell table:formula="of:=[.H3]*2" office:value-type="float" office:value="10">
            <text:p>10</text:p>
          </table:table-cell>
        </table:table-row>
        <table:table-row table:style-name="ro1">
          <table:table-cell office:value-type="string">
            <text:p>vitesse</text:p>
          </table:table-cell>
          <table:table-cell office:value-type="float" office:value="5">
            <text:p>5</text:p>
          </table:table-cell>
          <table:table-cell table:number-columns-repeated="4"/>
          <table:table-cell/>
          <table:table-cell table:formula="of:=[.B4]+[.C4]+[.D4]+[.E4]+[.F4]" office:value-type="float" office:value="5">
            <text:p>5</text:p>
          </table:table-cell>
          <table:table-cell table:formula="of:=[.H4]+([.H4]/2)" office:value-type="float" office:value="7.5">
            <text:p>7,5</text:p>
          </table:table-cell>
          <table:table-cell table:formula="of:=[.H4]*2" office:value-type="float" office:value="10">
            <text:p>10</text:p>
          </table:table-cell>
        </table:table-row>
        <table:table-row table:style-name="ro2">
          <table:table-cell office:value-type="string">
            <text:p>dexterit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/>
          <table:table-cell table:formula="of:=[.B5]+[.C5]+[.D5]+[.E5]+[.F5]" office:value-type="float" office:value="89">
            <text:p>89</text:p>
          </table:table-cell>
          <table:table-cell table:formula="of:=[.H5]+([.H5]/2)" office:value-type="float" office:value="133.5">
            <text:p>133,5</text:p>
          </table:table-cell>
          <table:table-cell table:formula="of:=[.H5]*2" office:value-type="float" office:value="178">
            <text:p>178</text:p>
          </table:table-cell>
        </table:table-row>
        <table:table-row table:style-name="ro1">
          <table:table-cell office:value-type="string">
            <text:p>intelligenc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/>
          <table:table-cell table:formula="of:=[.B6]+[.C6]+[.D6]+[.E6]+[.F6]" office:value-type="float" office:value="89">
            <text:p>89</text:p>
          </table:table-cell>
          <table:table-cell table:formula="of:=[.H6]+([.H6]/2)" office:value-type="float" office:value="133.5">
            <text:p>133,5</text:p>
          </table:table-cell>
          <table:table-cell table:formula="of:=[.H6]*2" office:value-type="float" office:value="178">
            <text:p>178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/>
          <table:table-cell table:formula="of:=[.B7]+[.C7]+[.D7]+[.E7]+[.F7]" office:value-type="float" office:value="89">
            <text:p>89</text:p>
          </table:table-cell>
          <table:table-cell table:formula="of:=[.H7]+([.H7]/2)" office:value-type="float" office:value="133.5">
            <text:p>133,5</text:p>
          </table:table-cell>
          <table:table-cell table:formula="of:=[.H7]*2" office:value-type="float" office:value="178">
            <text:p>178</text:p>
          </table:table-cell>
        </table:table-row>
        <table:table-row table:style-name="ro2">
          <table:table-cell office:value-type="string">
            <text:p>furtivite</text:p>
          </table:table-cell>
          <table:table-cell office:value-type="float" office:value="5">
            <text:p>5</text:p>
          </table:table-cell>
          <table:table-cell table:number-columns-repeated="4"/>
          <table:table-cell/>
          <table:table-cell table:formula="of:=[.B8]+[.C8]+[.D8]+[.E8]+[.F8]" office:value-type="float" office:value="5">
            <text:p>5</text:p>
          </table:table-cell>
          <table:table-cell table:formula="of:=[.H8]+([.H8]/2)" office:value-type="float" office:value="7.5">
            <text:p>7,5</text:p>
          </table:table-cell>
          <table:table-cell table:formula="of:=[.H8]*2" office:value-type="float" office:value="10">
            <text:p>10</text:p>
          </table:table-cell>
        </table:table-row>
        <table:table-row table:style-name="ro1">
          <table:table-cell office:value-type="string">
            <text:p>courage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/>
          <table:table-cell table:formula="of:=[.B9]+[.C9]+[.D9]+[.E9]+[.F9]" office:value-type="float" office:value="60">
            <text:p>60</text:p>
          </table:table-cell>
          <table:table-cell table:formula="of:=[.H9]+([.H9]/2)" office:value-type="float" office:value="90">
            <text:p>90</text:p>
          </table:table-cell>
          <table:table-cell table:formula="of:=[.H9]*2" office:value-type="float" office:value="120">
            <text:p>12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mbre de points</text:p>
          </table:table-cell>
          <table:table-cell/>
          <table:table-cell table:formula="of:=(111-22)*3" office:value-type="float" office:value="267">
            <text:p>267</text:p>
          </table:table-cell>
          <table:table-cell table:formula="of:=([.C12]/4)*3" office:value-type="float" office:value="200.25">
            <text:p>200,25</text:p>
          </table:table-cell>
          <table:table-cell table:formula="of:=[.C12]/4" office:value-type="float" office:value="66.75">
            <text:p>66,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2]/3" office:value-type="float" office:value="66.75">
            <text:p>66,75</text:p>
          </table:table-cell>
          <table:table-cell table:formula="of:=([.E12]/3)*2" office:value-type="float" office:value="44.5">
            <text:p>44,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2]/3" office:value-type="float" office:value="66.75">
            <text:p>66,75</text:p>
          </table:table-cell>
          <table:table-cell table:formula="of:=[.E12]/3" office:value-type="float" office:value="22.25">
            <text:p>22,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2]/3" office:value-type="float" office:value="66.75">
            <text:p>66,75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21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6T11:05:04.49</meta:creation-date>
    <dc:date>2012-06-06T21:18:34.40</dc:date>
    <meta:editing-duration>PT48H18M18S</meta:editing-duration>
    <meta:editing-cycles>6</meta:editing-cycles>
    <meta:generator>OpenOffice.org/3.2$Win32 OpenOffice.org_project/320m12$Build-9483</meta:generator>
    <meta:document-statistic meta:table-count="3" meta:cell-count="90" meta:object-count="0"/>
  </office:meta>
</office:document-meta>
</file>